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="none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Table_20_Contents">
      <style:text-properties fo:font-size="10pt" style:font-size-asian="10pt" style:font-size-complex="10pt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11543424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115413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53830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53881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60115370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6011546752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10417616">
          <table:table-cell table:style-name="Table8.A1" office:value-type="string">
            <text:p text:style-name="P56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  <table:table-row table:style-name="TableLine3196010417616">
          <table:table-cell table:style-name="Table8.A2" office:value-type="string">
            <text:p text:style-name="P56"/>
          </table:table-cell>
        </table:table-row>
      </table:table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22:26.384000000</dc:date>
    <meta:editing-duration>P1DT6H52M49S</meta:editing-duration>
    <meta:editing-cycles>789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